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/>
    <style:style style:name="P5" style:family="paragraph" style:parent-style-name="Standard" style:list-style-name="L3">
      <style:text-properties fo:color="#7da647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KEDEX</text:p>
      <text:p text:style-name="Standard"/>
      <text:p text:style-name="P1">Specifications for the Program </text:p>
      <text:p text:style-name="Standard"/>
      <text:list xml:id="list35714250" text:style-name="L2">
        <text:list-item>
          <text:p text:style-name="P2">Do the interface first, preferably commandline.</text:p>
        </text:list-item>
        <text:list-item>
          <text:p text:style-name="P2">Read files into the Pokedex from pokemon.txt.</text:p>
        </text:list-item>
        <text:list-item>
          <text:p text:style-name="P2">Search by name in a textfield, using a HashMap.</text:p>
        </text:list-item>
        <text:list-item>
          <text:p text:style-name="P2">Search by ID, to find a specific pokemon in a List. </text:p>
        </text:list-item>
        <text:list-item>
          <text:p text:style-name="P2">Search by type, to find a Set of pokemon of that type.</text:p>
        </text:list-item>
        <text:list-item>
          <text:p text:style-name="P2">Branch for each of the search techniques.</text:p>
        </text:list-item>
        <text:list-item>
          <text:p text:style-name="P2">Commit whenever a minor feature is added, with an acceptable commit message</text:p>
        </text:list-item>
      </text:list>
      <text:p text:style-name="Standard"/>
      <text:p text:style-name="P1">Specifications for GIT use</text:p>
      <text:p text:style-name="P3"/>
      <text:list xml:id="list36196076" text:style-name="L3">
        <text:list-item>
          <text:p text:style-name="P5"><text:span text:style-name="T1">Create project on GITHUB and add MikeyHC as a collaborator</text:span></text:p>
        </text:list-item>
        <text:list-item>
          <text:p text:style-name="P4">Put the random data in a folder names “t”, for test.</text:p>
        </text:list-item>
        <text:list-item>
          <text:p text:style-name="P5">Add a java.gitignore.</text:p>
        </text:list-item>
        <text:list-item>
          <text:p text:style-name="P4">Never commit .class files.</text:p>
        </text:list-item>
        <text:list-item>
          <text:p text:style-name="P4">Source lives in the src directory.</text:p>
        </text:list-item>
        <text:list-item>
          <text:p text:style-name="P4">There will be directories for the actual components in there. (eg. Src.UI src/util/), so keep the user interface in src/UI.</text:p>
        </text:list-item>
        <text:list-item>
          <text:p text:style-name="P4">Keep PaulineMap in src.util.</text:p>
        </text:list-item>
      </text:list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1-22T15:53:14.38</meta:creation-date>
    <meta:document-statistic meta:table-count="0" meta:image-count="0" meta:object-count="0" meta:page-count="1" meta:paragraph-count="17" meta:word-count="146" meta:character-count="781"/>
    <dc:date>2014-01-22T18:41:00.42</dc:date>
    <meta:editing-duration>PT01H47M46S</meta:editing-duration>
    <meta:editing-cycles>1</meta:editing-cycles>
    <meta:generator>OpenOffice.org/3.1$Win32 OpenOffice.org_project/310m11$Build-9399</meta:generator>
  </office:meta>
</office:document-meta>
</file>